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ya veo lo que quieres lograr: una subsección 2.1 que funcione como un <text:span text:style-name="Strong_20_Emphasis">cambio de perspectiva</text:span>: en lugar de mirar a la vida como materia, observarla como inteligencia. Que despierte la sensación de que hay “algo más” por descubrir, sin ser dogmático. Te armo un texto trabajado, con unas ~750 palabras, pulido en estilo y con ese tono de revelación que propones:</text:p>
      <text:p text:style-name="Horizontal_20_Line"/>
      <text:h text:style-name="Heading_20_2" text:outline-level="2">2.1. Un sistema inteligente</text:h>
      <text:h text:style-name="Heading_20_3" text:outline-level="3">La inteligencia es la clave</text:h>
      <text:p text:style-name="Text_20_body">Cuando tratamos de comprender la vida, el camino habitual ha sido el de la biología. Diseccionamos organismos, analizamos sus tejidos, estudiamos moléculas bajo el microscopio. Intentamos reconstruir su maquinaria interna como un ingeniero que desarma un motor para ver cómo funciona. Ese enfoque nos ha dado enormes avances: conocemos los genes, las proteínas, las reacciones químicas que sostienen cada proceso vital. Sin embargo, aunque este camino nos ha revelado mucho acerca de los mecanismos, no necesariamente nos responde la pregunta fundamental: <text:span text:style-name="Strong_20_Emphasis">¿qué es la vida en sí misma?</text:span></text:p>
      <text:p text:style-name="Text_20_body">Porque hay algo en la vida que parece escapar al análisis puramente material: su <text:span text:style-name="Strong_20_Emphasis">inteligencia</text:span>. La manera en que resuelve problemas, en que se adapta, en que inventa soluciones creativas allí donde no había ninguna. Si nos limitamos a observar sus moléculas, veremos solo la tecnología utilizada para implementarla, pero no aquello que la hace extraordinaria: su capacidad de pensar, de aprender, de crear.</text:p>
      <text:p text:style-name="Text_20_body">El enfoque que proponemos aquí es distinto. Dejaremos de lado —al menos de momento— la química, los detalles moleculares, las rutas metabólicas y todo ese entramado microscópico que sostiene la existencia biológica. No porque no sean importantes, sino porque no responden la pregunta que buscamos. Lo que nos interesa no es la <text:span text:style-name="Strong_20_Emphasis">materia de la que está hecha la vida</text:span>, sino la <text:span text:style-name="Strong_20_Emphasis">función que desempeña</text:span>. Queremos observarla no como un conjunto de engranajes, sino como un sistema en acción.</text:p>
      <text:p text:style-name="Text_20_body">La clave está en mirar la vida del mismo modo en que miramos a un ordenador: no tanto en los circuitos y los materiales que lo componen, sino en los cálculos que realiza, en los problemas que es capaz de resolver. Un ordenador no es valioso porque esté hecho de silicio, cobre o plástico, sino porque procesa información. De igual modo, la vida no es asombrosa por la química que utiliza, sino por la inteligencia que despliega.</text:p>
      <text:p text:style-name="Text_20_body">La complejidad de las criaturas, los diseños ajustados al detalle, las adaptaciones imposibles, las estrategias de supervivencia: todo esto es el resultado de inteligencia aplicada. Esa inteligencia es lo que realmente queremos conocer. Queremos descubrir <text:span text:style-name="Strong_20_Emphasis">cómo piensa la vida</text:span>, cómo logra crear diseños tan extraordinarios, cómo aprende de la experiencia y utiliza el conocimiento adquirido.</text:p>
      <text:p text:style-name="Text_20_body">Dicho de otro modo: lo que buscamos son las <text:span text:style-name="Strong_20_Emphasis">manos del creador</text:span>. No importa si ese creador es externo o si es la propia vida desplegándose en el tiempo; lo que importa es comprender el proceso que genera semejante despliegue de formas y soluciones. Porque ahí, en ese proceso, está la respuesta a la pregunta más profunda: <text:span text:style-name="Strong_20_Emphasis">¿qué es todo esto?</text:span></text:p>
      <text:p text:style-name="Horizontal_20_Line"><text:soft-page-break/></text:p>
      <text:h text:style-name="Heading_20_3" text:outline-level="3">¿Cómo se produce la inteligencia?</text:h>
      <text:p text:style-name="Text_20_body">Llegados a este punto, la pregunta es inevitable: ¿de dónde surge esa inteligencia? No hablamos de la inteligencia humana —limitada, frágil, localizada en un cerebro de apenas kilo y medio—, sino de una inteligencia que parece estar detrás del diseño y la creación de todos los seres vivientes. Que esa inteligencia es superior a la nuestra resulta evidente; basta con mirar un bosque, un arrecife, una colonia de insectos, un cuerpo humano. En todos ellos vemos una coordinación, un equilibrio, una sofisticación que ningún diseñador humano ha podido aún igualar.</text:p>
      <text:p text:style-name="Text_20_body">Pero ¿dónde está esa inteligencia? Nuestro instinto nos empuja a pensar que debe residir en alguna parte. Tal vez allá afuera, en un plano distinto al nuestro, porque no la vemos aquí, en lo inmediato. Durante siglos hemos imaginado que un espíritu poderoso, ajeno a este mundo, podría haber sido su fuente. Algo trascendente, externo, que insufla vida a la materia.</text:p>
      <text:p text:style-name="Text_20_body">Sin embargo, ¿y si la estamos buscando en el lugar equivocado? ¿Y si esa inteligencia no se encuentra fuera de la vida, sino <text:span text:style-name="Strong_20_Emphasis">en la propia vida</text:span>?</text:p>
      <text:p text:style-name="Text_20_body">Lo que vamos a proponer en las páginas siguientes es una hipótesis que puede parecer desconcertante al principio: la inteligencia que tanto hemos buscado podría no estar “más allá”, sino aquí mismo, actuando delante de nuestros ojos, desplegándose en cada organismo, en cada ecosistema, en cada especie que surge, se transforma y se extingue.</text:p>
      <text:p text:style-name="Text_20_body">Lo veremos a través de un experimento muy sencillo: una simulación en la que crearemos un organismo capaz de reproducirse y observaremos lo que ocurre cuando lo dejamos actuar. No necesitamos recrear la complejidad de un cuerpo real, ni programar miles de mecanismos moleculares; basta con dejar que opere la lógica más elemental de la vida: individuos que se reproducen, variaciones que se acumulan, resultados que se seleccionan.</text:p>
      <text:p text:style-name="Text_20_body">Y en esa simulación, veremos algo asombroso: veremos cómo surge un comportamiento que podemos describir como inteligencia. Cómo el sistema “piensa” en el sentido más amplio del término: cómo explora, prueba, se equivoca, recuerda, aprende. Cómo genera conocimiento y lo utiliza.</text:p>
      <text:p text:style-name="Text_20_body">La sorpresa, quizás, será descubrir que la inteligencia que atribuimos a una causa misteriosa y lejana no necesita venir de fuera: <text:span text:style-name="Strong_20_Emphasis">es la vida misma la que piensa</text:span>. Es ella la que inventa, diseña y resuelve. Lo hace a través de un proceso que, aunque lo comprendamos poco a poco, ya está aquí, en marcha desde hace miles de millones de años.</text:p>
      <text:p text:style-name="Text_20_body">En los próximos capítulos, acompañaremos ese descubrimiento paso a paso. Veremos cómo funciona este sistema inteligente, qué tipo de cálculos realiza y cómo logra acumular y transmitir conocimiento. Y tal vez, al final, comprendamos que nosotros, con nuestra capacidad de pensar y reflexionar, no somos más que una expresión local, limitada, de esa misma inteligencia universal.</text:p>
      <text:p text:style-name="Horizontal_20_Line"/>
      <text:p text:style-name="Text_20_body">👉 Esto da un cierre natural a la subsección 2.1 y abre la puerta a la 2.2 (“El proceso de cálculo”), como si el lector estuviera a punto de asistir a la revelación de un mecanismo oculto.</text:p>
      <text:p text:style-name="Horizontal_20_Line"><text:soft-page-break/></text:p>
      <text:p text:style-name="Text_20_body">¿Quieres que prepare la subsección <text:span text:style-name="Strong_20_Emphasis">2.2 “El proceso de cálculo”</text:span> con el mismo tono narrativo y extensión (unas 1000 palabra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6T09:31:27.579000000</meta:creation-date>
    <dc:date>2025-08-16T09:37:43.558000000</dc:date>
    <meta:editing-duration>PT6M16S</meta:editing-duration>
    <meta:editing-cycles>1</meta:editing-cycles>
    <meta:document-statistic meta:table-count="0" meta:image-count="0" meta:object-count="0" meta:page-count="3" meta:paragraph-count="20" meta:word-count="1018" meta:character-count="6236" meta:non-whitespace-character-count="5239"/>
    <meta:generator>LibreOffice/7.3.5.2$Windows_X86_64 LibreOffice_project/184fe81b8c8c30d8b5082578aee2fed2ea847c01</meta:generator>
  </office:meta>
</office:document-meta>
</file>